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b487" officeooo:paragraph-rsid="0000b487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1b53a" style:font-size-asian="12pt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3524c" style:font-size-asian="12pt"/>
    </style:style>
    <style:style style:name="P5" style:family="paragraph" style:parent-style-name="Standard">
      <style:text-properties style:use-window-font-color="true" loext:opacity="0%" style:font-name="Helvetica" fo:font-size="12pt" officeooo:rsid="0000b487" officeooo:paragraph-rsid="0000b487" style:font-size-asian="12pt"/>
    </style:style>
    <style:style style:name="P6" style:family="paragraph" style:parent-style-name="Standard">
      <style:text-properties style:use-window-font-color="true" loext:opacity="0%" style:font-name="Helvetica" fo:font-size="12pt" officeooo:rsid="0000b487" officeooo:paragraph-rsid="0003524c" style:font-size-asian="12pt"/>
    </style:style>
    <style:style style:name="P7" style:family="paragraph" style:parent-style-name="Standard">
      <style:text-properties style:use-window-font-color="true" loext:opacity="0%" style:font-name="Helvetica" fo:font-size="12pt" officeooo:rsid="0003524c" officeooo:paragraph-rsid="0003524c" style:font-size-asian="12pt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1c208" officeooo:paragraph-rsid="0001c208" style:font-size-asian="12pt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fo:background-color="#ffff00" style:font-size-asian="12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3524c" fo:background-color="#ffff00" style:font-size-asian="12pt"/>
    </style:style>
    <style:style style:name="P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style:font-size-asian="12pt"/>
    </style:style>
    <style:style style:name="P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3524c" style:font-size-asian="12pt"/>
    </style:style>
    <style:style style:name="P13" style:family="paragraph" style:parent-style-name="Standard">
      <style:text-properties style:font-name="Helvetica1" officeooo:rsid="0003524c" officeooo:paragraph-rsid="0003524c"/>
    </style:style>
    <style:style style:name="T1" style:family="text">
      <style:text-properties fo:color="#158466" loext:opacity="100%"/>
    </style:style>
    <style:style style:name="T2" style:family="text">
      <style:text-properties officeooo:rsid="0003524c"/>
    </style:style>
    <style:style style:name="T3" style:family="text">
      <style:text-properties officeooo:rsid="000391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LEMA 2</text:p>
      <text:p text:style-name="P1"/>
      <text:p text:style-name="P9">ID: <text:span text:style-name="T2">Reservar Hospedaje</text:span></text:p>
      <text:p text:style-name="P2"/>
      <text:p text:style-name="P4">TÍTULO: <text:span text:style-name="T2">Como usuario quiero reservar un hospedaje para poder alojarme.</text:span></text:p>
      <text:p text:style-name="P4"/>
      <text:p text:style-name="P5">REGLAS DE NEGOCIO: </text:p>
      <text:p text:style-name="P7">-Las Estadas no pueden durar mas de 15 dias.</text:p>
      <text:p text:style-name="P5">-<text:span text:style-name="T2">La <text:s/>fechas de ingreso debe estar dentro de los 90 dias a partir de la fecha actual y la de egreso.</text:span></text:p>
      <text:p text:style-name="P5"/>
      <text:p text:style-name="P2">CRITERIOS DE ACEPTACIÓN: </text:p>
      <text:p text:style-name="P2"/>
      <text:p text:style-name="P11">Escenario 1: <text:span text:style-name="T2">Reserva Exitosa</text:span></text:p>
      <text:p text:style-name="P4"><text:span text:style-name="T1">Dado</text:span> <text:span text:style-name="T2">que se el usuario registrado inicio sesionel dia 09/04/2025, y escogio un fecha de ingreso 10/04/2025 <text:s/>y egreso 15/04/2025 <text:s/>ambas dentro de lo 90 dias desde el actual y con un periodo de maximo 15 dias,</text:span></text:p>
      <text:p text:style-name="P3"><text:span text:style-name="T1">Cuand</text:span>o <text:span text:style-name="T2">ingreso la fecha 10/04/2025 como ingreso y la fecha 15/04/2025 como egreso, eligio el Hotel Savoy, y 2 personasn como cantidad de huespedes,</text:span></text:p>
      <text:p text:style-name="P2"><text:span text:style-name="T1">Entonces</text:span> <text:span text:style-name="T2">el sistema envio un mail con el codigo de reserva y un enlace para continuar el pago.</text:span></text:p>
      <text:p text:style-name="P8"/>
      <text:p text:style-name="P12">Escenario <text:span text:style-name="T2">2</text:span>: <text:span text:style-name="T2">Reserva No Existosa por mayor duracion </text:span></text:p>
      <text:p text:style-name="P4"><text:span text:style-name="T1">Dado</text:span> <text:span text:style-name="T2">que se el usuario registrado inicio sesionel dia 09/04/2025, y escogio un fecha de ingreso 10/04/2025 y egreso 20/05/2025 dentro de lo 90 dias desde el actual y con un periodo superior al maximo de 15 dias,</text:span></text:p>
      <text:p text:style-name="P4"><text:span text:style-name="T1">Cuand</text:span>o <text:span text:style-name="T2">ingreso la fecha 10/04/2025 como ingreso y la fecha 20/05/2025 como egreso, eligio el Hotel Savoy, y 2 personas <text:s/>como cantidad de huespedes,</text:span></text:p>
      <text:p text:style-name="P4"><text:span text:style-name="T1">Entonces</text:span> <text:span text:style-name="T2">el sistema respondio informando que el “La reserva no ha podido concretarse, debido a que el periodo de estadia es mayor a 15 dias”</text:span></text:p>
      <text:p text:style-name="P2"/>
      <text:p text:style-name="P12">Escenario <text:span text:style-name="T2">3</text:span>: <text:span text:style-name="T2">Reserva No Existosa por estar fuera del rango de los 90 dias </text:span></text:p>
      <text:p text:style-name="P4"><text:span text:style-name="T1">Dado</text:span> <text:span text:style-name="T2">que se el usuario registrado inicio sesion el dia 09/04/2025, y escogio un fecha de ingreso 10/04/2026 y egreso 14/04/2026 No dentro de lo 90 dias desde el actual y con un periodo No <text:s/>superior al maximo de 15 dias,</text:span></text:p>
      <text:p text:style-name="P4"><text:span text:style-name="T1">Cuand</text:span>o <text:span text:style-name="T2">ingreso la fecha 10/04/2026 como ingreso y la fecha 14/04/2026 como egreso, eligio el Hotel Savoy, y 2 personas <text:s/>como cantidad de huespedes,</text:span></text:p>
      <text:p text:style-name="P4"><text:span text:style-name="T1">Entonces</text:span> <text:span text:style-name="T2">el sistema responde informando que el “La reserva no se ha podido realizar por esatr fuera del rango de reserva de 90 dias”</text:span></text:p>
      <text:p text:style-name="P2"/>
      <text:p text:style-name="P10">ID: <text:span text:style-name="T2">Realizar Check in</text:span></text:p>
      <text:p text:style-name="P4"/>
      <text:p text:style-name="P4">TÍTULO: <text:span text:style-name="T2">Como usuario quiero realizar mi check in <text:s/>para poder alojarme.</text:span></text:p>
      <text:p text:style-name="P4"/>
      <text:p text:style-name="P6">REGLAS DE NEGOCIO: </text:p>
      <text:p text:style-name="P4">-<text:span text:style-name="T2">Los check ins pueden realizarse despues de las 10am y hast las 23.59pm</text:span></text:p>
      <text:p text:style-name="P6"/>
      <text:p text:style-name="P4">CRITERIOS DE ACEPTACIÓN: </text:p>
      <text:p text:style-name="P4"/>
      <text:p text:style-name="P12">Escenario 1: <text:span text:style-name="T2">Check in Exitosa</text:span></text:p>
      <text:p text:style-name="P4"><text:span text:style-name="T1">Dado</text:span> <text:span text:style-name="T2">que se el usuario posee un codigo de reserva autenticado, y se encuantra en el horario permitido para el check in</text:span></text:p>
      <text:p text:style-name="P4"><text:span text:style-name="T1">Cuand</text:span>o <text:span text:style-name="T2">ingresa el codigo de reservar 987654321 en la terminal del hotel a las 23.05hs,</text:span></text:p>
      <text:p text:style-name="P4"><text:span text:style-name="T1">Entonces</text:span> <text:span text:style-name="T2">el sistema le informa el numero de habitacion asignada y manda un mensaje a uno de los coserjes del otel para que guien al usuario hasta la habitacion asignada y otro mensaje a un botones para que se haga cargo de las valijas.</text:span></text:p>
      <text:p text:style-name="P4"/>
      <text:p text:style-name="P12"/>
      <text:p text:style-name="P12">Escenario <text:span text:style-name="T2">2</text:span>: <text:span text:style-name="T2">Check in <text:s/>No Exitoso </text:span></text:p>
      <text:p text:style-name="P4"><text:soft-page-break/><text:span text:style-name="T1">Dado</text:span> <text:span text:style-name="T2">que se el usuario posee un codigo de reserva autenticado, pero la hora del check in no es la valida.</text:span></text:p>
      <text:p text:style-name="P4"><text:span text:style-name="T1">Cuand</text:span>o <text:span text:style-name="T2">ingresa el codigo de reservar 987654321 en la terminal del hotel a las 8.00AM,</text:span></text:p>
      <text:p text:style-name="P4"><text:span text:style-name="T1">Entonces</text:span> <text:span text:style-name="T2">el sistema le informa que <text:s/>“No se encuentran autorizados los ingresos al Hotel”.</text:span></text:p>
      <text:p text:style-name="P4"/>
      <text:p text:style-name="P12">Escenario <text:span text:style-name="T2">2</text:span>: <text:span text:style-name="T2">Check in <text:s/>No Exitoso </text:span></text:p>
      <text:p text:style-name="P4"><text:span text:style-name="T1">Dado</text:span> <text:span text:style-name="T2">que se el usuario posee un codigo de reserva autenticado, pero la hora del check in no es la valida.</text:span></text:p>
      <text:p text:style-name="P4"><text:span text:style-name="T1">Cuand</text:span>o <text:span text:style-name="T2">ingresa el codigo de reservar 987654321 en la terminal del hotel a las 8.00AM,</text:span></text:p>
      <text:p text:style-name="P4"><text:span text:style-name="T1">Entonces</text:span> <text:span text:style-name="T2">el sistema le informa que <text:s/>“No se encuentran autorizados los ingresos al Hotel”.</text:span></text:p>
      <text:p text:style-name="P4"/>
      <text:p text:style-name="P10">ID: <text:span text:style-name="T2">Realizar Check OUT</text:span></text:p>
      <text:p text:style-name="P4"/>
      <text:p text:style-name="P4">TÍTULO: <text:span text:style-name="T2">Como conserje quiero realizar mi check Out <text:s/>para que el usuario dejar el hospedaje.</text:span></text:p>
      <text:p text:style-name="P4"/>
      <text:p text:style-name="P6">REGLAS DE NEGOCIO: </text:p>
      <text:p text:style-name="P7">-Solo se puede realizar el Check Out de habitaciones sin gastos.</text:p>
      <text:p text:style-name="P6"/>
      <text:p text:style-name="P4">CRITERIOS DE ACEPTACIÓN:</text:p>
      <text:p text:style-name="P4"/>
      <text:p text:style-name="P12">Escenario 1: <text:span text:style-name="T2">Check Out Exitoso</text:span></text:p>
      <text:p text:style-name="P4"><text:span text:style-name="T1">Dado</text:span> <text:span text:style-name="T2">que no hay gastos pendientes en la habitacion.</text:span></text:p>
      <text:p text:style-name="P4"><text:span text:style-name="T1">Cuand</text:span>o <text:span text:style-name="T2">el Conserje ingresa <text:s/>el numero de habitacion 34 </text:span></text:p>
      <text:p text:style-name="P4"><text:span text:style-name="T1">Entonces</text:span> <text:span text:style-name="T2">el sistema le informara “Check Out realizado con éxito”.</text:span></text:p>
      <text:p text:style-name="P4"/>
      <text:p text:style-name="P12">Escenario <text:span text:style-name="T2">2</text:span>: <text:span text:style-name="T2">Check Out No Exitoso por deuda </text:span></text:p>
      <text:p text:style-name="P4"><text:span text:style-name="T1">Dado</text:span> <text:span text:style-name="T2">que hay gastos pendientes en la habitacion.</text:span></text:p>
      <text:p text:style-name="P4"><text:span text:style-name="T1">Cuand</text:span>o <text:span text:style-name="T2">el Conserje ingresa <text:s/>el numero de habitacion 34 <text:s/></text:span></text:p>
      <text:p text:style-name="P4"><text:span text:style-name="T1">Entonces</text:span> <text:span text:style-name="T2">el sistema le informara “El Check Out no podra ser realizado hasta no abonar los gastos realizado</text:span><text:span text:style-name="T3">s</text:span><text:span text:style-name="T2">”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3:14:47.759240662</meta:creation-date>
    <dc:date>2025-09-01T12:06:39.276277950</dc:date>
    <meta:editing-duration>PT2H16M17S</meta:editing-duration>
    <meta:editing-cycles>5</meta:editing-cycles>
    <meta:generator>LibreOffice/7.4.2.3$MacOSX_AARCH64 LibreOffice_project/382eef1f22670f7f4118c8c2dd222ec7ad009daf</meta:generator>
    <meta:document-statistic meta:table-count="0" meta:image-count="0" meta:object-count="0" meta:page-count="2" meta:paragraph-count="49" meta:word-count="676" meta:character-count="3864" meta:non-whitespace-character-count="3210"/>
  </office:meta>
</office:document-meta>
</file>